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Geneva" svg:font-family="Geneva"/>
    <style:font-face style:name="Geneva1" svg:font-family="Geneva1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Geneva1" style:font-name-asian="Geneva1" style:font-name-complex="Geneva1" fo:font-size="9pt" style:font-size-asian="9pt" style:font-size-complex="9pt"/>
    </style:style>
    <style:style style:name="ce3" style:family="table-cell" style:parent-style-name="Default" style:data-style-name="N0">
      <style:text-properties style:font-name="Arial1" style:font-name-asian="Arial1" style:font-name-complex="Arial1"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neva" style:font-name-asian="Geneva" style:font-name-complex="Geneva"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70C0" style:font-name="Arial1" style:font-name-asian="Arial1" style:font-name-complex="Arial1" fo:font-size="11pt" style:font-size-asian="11pt" style:font-size-complex="11pt"/>
    </style:style>
    <style:style style:name="ce8" style:family="table-cell" style:parent-style-name="Default" style:data-style-name="N15">
      <style:table-cell-properties style:vertical-align="automatic" style:repeat-content="false"/>
      <style:paragraph-properties fo:text-align="center"/>
      <style:text-properties fo:color="#0070C0" style:font-name="Arial1" style:font-name-asian="Arial1" style:font-name-complex="Arial1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middle" fo:background-color="#FFCC00"/>
      <style:text-properties fo:color="#0070C0" style:font-name="Arial1" style:font-name-asian="Arial1" style:font-name-complex="Arial1" fo:font-size="11pt" style:font-size-asian="11pt" style:font-size-complex="11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time_lo</text:p>
          </table:table-cell>
          <table:table-cell office:value-type="string" table:style-name="ce3">
            <text:p>Flux_Lo</text:p>
          </table:table-cell>
          <table:table-cell office:value-type="string" table:style-name="ce3">
            <text:p>Uflux_Lo</text:p>
          </table:table-cell>
          <table:table-cell office:value-type="string" table:style-name="ce2">
            <text:p>time_hi</text:p>
          </table:table-cell>
          <table:table-cell office:value-type="string" table:style-name="ce3">
            <text:p>Flux_Hi</text:p>
          </table:table-cell>
          <table:table-cell office:value-type="string" table:style-name="ce3">
            <text:p>uFlux_Hi</text:p>
          </table:table-cell>
          <table:table-cell office:value-type="string" table:style-name="ce4">
            <text:p>time_high</text:p>
          </table:table-cell>
          <table:table-cell office:value-type="string" table:style-name="ce4">
            <text:p>C_high</text:p>
          </table:table-cell>
          <table:table-cell office:value-type="string" table:style-name="ce4">
            <text:p>C_low</text:p>
          </table:table-cell>
          <table:table-cell table:number-columns-repeated="4" table:style-name="ce4"/>
          <table:table-cell table:number-columns-repeated="16371"/>
        </table:table-row>
        <table:table-row table:style-name="ro2">
          <table:table-cell office:value-type="string" table:style-name="ce2">
            <text:p>(d)</text:p>
          </table:table-cell>
          <table:table-cell office:value-type="string" table:style-name="ce5">
            <text:p>moll/m^2/s</text:p>
          </table:table-cell>
          <table:table-cell office:value-type="string" table:style-name="ce5">
            <text:p>moll/m^2/s</text:p>
          </table:table-cell>
          <table:table-cell office:value-type="string" table:style-name="ce2">
            <text:p>(d)</text:p>
          </table:table-cell>
          <table:table-cell office:value-type="string" table:style-name="ce5">
            <text:p>moll/m^2/s</text:p>
          </table:table-cell>
          <table:table-cell office:value-type="string" table:style-name="ce5">
            <text:p>moll/m^2/s</text:p>
          </table:table-cell>
          <table:table-cell office:value-type="string" table:style-name="ce2">
            <text:p>(d)</text:p>
          </table:table-cell>
          <table:table-cell office:value-type="string" table:style-name="ce4">
            <text:p>mol/m³</text:p>
          </table:table-cell>
          <table:table-cell office:value-type="string" table:style-name="ce4">
            <text:p>mol/m³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float" office:value="0.51041666666787933" table:style-name="ce6">
            <text:p>0.510</text:p>
          </table:table-cell>
          <table:table-cell office:value-type="float" office:value="1.1093097511427271E-15" table:style-name="ce6">
            <text:p>0.000</text:p>
          </table:table-cell>
          <table:table-cell office:value-type="float" office:value="9.5034939181044321E-17" table:style-name="ce6">
            <text:p>0.000</text:p>
          </table:table-cell>
          <table:table-cell office:value-type="float" office:value="0.51041666666787933" table:style-name="ce6">
            <text:p>0.510</text:p>
          </table:table-cell>
          <table:table-cell office:value-type="float" office:value="5.800079766197988E-14" table:style-name="ce6">
            <text:p>0.000</text:p>
          </table:table-cell>
          <table:table-cell office:value-type="float" office:value="3.9289702972915206E-15" table:style-name="ce6">
            <text:p>0.000</text:p>
          </table:table-cell>
          <table:table-cell office:value-type="float" office:value="0" table:style-name="ce4">
            <text:p>0</text:p>
          </table:table-cell>
          <table:table-cell office:value-type="float" office:value="1.875547778429336E-6" table:style-name="ce4">
            <text:p>1.87555E-06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float" office:value="1.5260416666678793" table:style-name="ce7">
            <text:p>1.526</text:p>
          </table:table-cell>
          <table:table-cell office:value-type="float" office:value="1.3010165435706683E-15" table:style-name="ce8">
            <text:p>1.30E-15</text:p>
          </table:table-cell>
          <table:table-cell office:value-type="float" office:value="1.1172270413701255E-16" table:style-name="ce8">
            <text:p>1.12E-16</text:p>
          </table:table-cell>
          <table:table-cell office:value-type="float" office:value="1.5260416666678793" table:style-name="ce7">
            <text:p>1.526</text:p>
          </table:table-cell>
          <table:table-cell office:value-type="float" office:value="1.0315972024768934E-14" table:style-name="ce8">
            <text:p>1.03E-14</text:p>
          </table:table-cell>
          <table:table-cell office:value-type="float" office:value="1.1179889540415421E-15" table:style-name="ce8">
            <text:p>1.12E-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float" office:value="2.5451388888905058" table:style-name="ce7">
            <text:p>2.545</text:p>
          </table:table-cell>
          <table:table-cell office:value-type="float" office:value="1.180023700179579E-15" table:style-name="ce8">
            <text:p>1.18E-15</text:p>
          </table:table-cell>
          <table:table-cell office:value-type="float" office:value="1.0248626961788816E-16" table:style-name="ce8">
            <text:p>1.02E-16</text:p>
          </table:table-cell>
          <table:table-cell office:value-type="float" office:value="2.5451388888905058" table:style-name="ce7">
            <text:p>2.545</text:p>
          </table:table-cell>
          <table:table-cell office:value-type="float" office:value="3.0905095198979162E-15" table:style-name="ce8">
            <text:p>3.09E-15</text:p>
          </table:table-cell>
          <table:table-cell office:value-type="float" office:value="2.7295465283699667E-16" table:style-name="ce8">
            <text:p>2.73E-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float" office:value="3.6423611111131322" table:style-name="ce7">
            <text:p>3.642</text:p>
          </table:table-cell>
          <table:table-cell office:value-type="float" office:value="7.3946499258198077E-16" table:style-name="ce8">
            <text:p>7.39E-16</text:p>
          </table:table-cell>
          <table:table-cell office:value-type="float" office:value="7.9208591220958657E-17" table:style-name="ce8">
            <text:p>7.92E-17</text:p>
          </table:table-cell>
          <table:table-cell office:value-type="float" office:value="3.6423611111131322" table:style-name="ce7">
            <text:p>3.642</text:p>
          </table:table-cell>
          <table:table-cell office:value-type="float" office:value="1.7371802936282193E-15" table:style-name="ce8">
            <text:p>1.74E-15</text:p>
          </table:table-cell>
          <table:table-cell office:value-type="float" office:value="1.449436633513097E-16" table:style-name="ce8">
            <text:p>1.45E-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float" office:value="5.6215277777773736" table:style-name="ce7">
            <text:p>5.622</text:p>
          </table:table-cell>
          <table:table-cell office:value-type="float" office:value="7.264560375762086E-16" table:style-name="ce8">
            <text:p>7.26E-16</text:p>
          </table:table-cell>
          <table:table-cell office:value-type="float" office:value="5.826125299803018E-17" table:style-name="ce8">
            <text:p>5.83E-17</text:p>
          </table:table-cell>
          <table:table-cell office:value-type="float" office:value="5.6215277777773736" table:style-name="ce7">
            <text:p>5.622</text:p>
          </table:table-cell>
          <table:table-cell office:value-type="float" office:value="1.4413517025828246E-15" table:style-name="ce8">
            <text:p>1.44E-15</text:p>
          </table:table-cell>
          <table:table-cell office:value-type="float" office:value="1.0651850701652294E-16" table:style-name="ce8">
            <text:p>1.07E-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float" office:value="8.0260416666642413" table:style-name="ce7">
            <text:p>8.026</text:p>
          </table:table-cell>
          <table:table-cell office:value-type="float" office:value="6.5308888067163384E-16" table:style-name="ce8">
            <text:p>6.53E-16</text:p>
          </table:table-cell>
          <table:table-cell office:value-type="float" office:value="6.0323102161706142E-17" table:style-name="ce8">
            <text:p>6.03E-17</text:p>
          </table:table-cell>
          <table:table-cell office:value-type="float" office:value="8.0260416666642413" table:style-name="ce7">
            <text:p>8.026</text:p>
          </table:table-cell>
          <table:table-cell office:value-type="float" office:value="1.1063091499956549E-15" table:style-name="ce8">
            <text:p>1.11E-15</text:p>
          </table:table-cell>
          <table:table-cell office:value-type="float" office:value="9.214272816712434E-17" table:style-name="ce8">
            <text:p>9.21E-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float" office:value="10.013888888886868" table:style-name="ce7">
            <text:p>10.014</text:p>
          </table:table-cell>
          <table:table-cell office:value-type="float" office:value="5.6664813624858191E-16" table:style-name="ce8">
            <text:p>5.67E-16</text:p>
          </table:table-cell>
          <table:table-cell office:value-type="float" office:value="5.451370024475004E-17" table:style-name="ce8">
            <text:p>5.45E-17</text:p>
          </table:table-cell>
          <table:table-cell office:value-type="float" office:value="10.013888888886868" table:style-name="ce7">
            <text:p>10.014</text:p>
          </table:table-cell>
          <table:table-cell office:value-type="float" office:value="9.1593010479241289E-16" table:style-name="ce8">
            <text:p>9.16E-16</text:p>
          </table:table-cell>
          <table:table-cell office:value-type="float" office:value="7.7099971860624973E-17" table:style-name="ce8">
            <text:p>7.71E-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float" office:value="12.495486111110949" table:style-name="ce7">
            <text:p>12.495</text:p>
          </table:table-cell>
          <table:table-cell office:value-type="float" office:value="4.6338474638802688E-16" table:style-name="ce8">
            <text:p>4.63E-16</text:p>
          </table:table-cell>
          <table:table-cell office:value-type="float" office:value="4.0872958910634393E-17" table:style-name="ce8">
            <text:p>4.09E-17</text:p>
          </table:table-cell>
          <table:table-cell office:value-type="float" office:value="12.495486111110949" table:style-name="ce7">
            <text:p>12.495</text:p>
          </table:table-cell>
          <table:table-cell office:value-type="float" office:value="6.8691519601558042E-16" table:style-name="ce8">
            <text:p>6.87E-16</text:p>
          </table:table-cell>
          <table:table-cell office:value-type="float" office:value="5.541144242577436E-17" table:style-name="ce8">
            <text:p>5.54E-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float" office:value="15.992013888888323" table:style-name="ce7">
            <text:p>15.992</text:p>
          </table:table-cell>
          <table:table-cell office:value-type="float" office:value="4.2558658244665447E-16" table:style-name="ce8">
            <text:p>4.26E-16</text:p>
          </table:table-cell>
          <table:table-cell office:value-type="float" office:value="3.5755533486440053E-17" table:style-name="ce8">
            <text:p>3.58E-17</text:p>
          </table:table-cell>
          <table:table-cell office:value-type="float" office:value="15.992013888888323" table:style-name="ce7">
            <text:p>15.992</text:p>
          </table:table-cell>
          <table:table-cell office:value-type="float" office:value="5.5286782062541933E-16" table:style-name="ce8">
            <text:p>5.53E-16</text:p>
          </table:table-cell>
          <table:table-cell office:value-type="float" office:value="4.4344887396566781E-17" table:style-name="ce8">
            <text:p>4.43E-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float" office:value="21.494791666664241" table:style-name="ce7">
            <text:p>21.495</text:p>
          </table:table-cell>
          <table:table-cell office:value-type="float" office:value="2.7911713530477159E-16" table:style-name="ce8">
            <text:p>2.79E-16</text:p>
          </table:table-cell>
          <table:table-cell office:value-type="float" office:value="2.279977643033725E-17" table:style-name="ce8">
            <text:p>2.28E-17</text:p>
          </table:table-cell>
          <table:table-cell office:value-type="float" office:value="21.494791666664241" table:style-name="ce7">
            <text:p>21.495</text:p>
          </table:table-cell>
          <table:table-cell office:value-type="float" office:value="3.9568257022592284E-16" table:style-name="ce8">
            <text:p>3.96E-16</text:p>
          </table:table-cell>
          <table:table-cell office:value-type="float" office:value="3.0544923921359158E-17" table:style-name="ce8">
            <text:p>3.05E-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float" office:value="31.010416666664241" table:style-name="ce7">
            <text:p>31.010</text:p>
          </table:table-cell>
          <table:table-cell office:value-type="float" office:value="1.9929671671899211E-16" table:style-name="ce8">
            <text:p>1.99E-16</text:p>
          </table:table-cell>
          <table:table-cell office:value-type="float" office:value="1.5841204220311107E-17" table:style-name="ce8">
            <text:p>1.58E-17</text:p>
          </table:table-cell>
          <table:table-cell office:value-type="float" office:value="31.010416666664241" table:style-name="ce7">
            <text:p>31.010</text:p>
          </table:table-cell>
          <table:table-cell office:value-type="float" office:value="2.2904978537615366E-16" table:style-name="ce8">
            <text:p>2.29E-16</text:p>
          </table:table-cell>
          <table:table-cell office:value-type="float" office:value="1.8031994715865767E-17" table:style-name="ce8">
            <text:p>1.80E-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float" office:value="41.012152777777374" table:style-name="ce7">
            <text:p>41.012</text:p>
          </table:table-cell>
          <table:table-cell office:value-type="float" office:value="1.1318906694191909E-16" table:style-name="ce8">
            <text:p>1.13E-16</text:p>
          </table:table-cell>
          <table:table-cell office:value-type="float" office:value="1.2815061386440192E-17" table:style-name="ce8">
            <text:p>1.28E-17</text:p>
          </table:table-cell>
          <table:table-cell office:value-type="float" office:value="41.012152777777374" table:style-name="ce7">
            <text:p>41.012</text:p>
          </table:table-cell>
          <table:table-cell office:value-type="float" office:value="1.609529075219327E-16" table:style-name="ce8">
            <text:p>1.61E-16</text:p>
          </table:table-cell>
          <table:table-cell office:value-type="float" office:value="1.565616308937708E-17" table:style-name="ce8">
            <text:p>1.57E-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table:style-name="ce7"/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7" table:style-name="ce4"/>
          <table:table-cell table:number-columns-repeated="16371"/>
        </table:table-row>
        <table:table-row table:number-rows-repeated="6" table:style-name="ro3">
          <table:table-cell table:number-columns-repeated="13" table:style-name="ce4"/>
          <table:table-cell table:number-columns-repeated="16371"/>
        </table:table-row>
        <table:table-row table:style-name="ro1">
          <table:table-cell table:number-columns-repeated="11" table:style-name="ce4"/>
          <table:table-cell table:style-name="ce9"/>
          <table:table-cell table:style-name="ce4"/>
          <table:table-cell table:number-columns-repeated="16371"/>
        </table:table-row>
        <table:table-row table:number-rows-repeated="8" table:style-name="ro3">
          <table:table-cell table:number-columns-repeated="13" table:style-name="ce4"/>
          <table:table-cell table:number-columns-repeated="16371"/>
        </table:table-row>
        <table:table-row table:style-name="ro1">
          <table:table-cell table:style-name="ce7"/>
          <table:table-cell table:number-columns-repeated="2" table:style-name="ce8"/>
          <table:table-cell table:style-name="ce7"/>
          <table:table-cell table:number-columns-repeated="2" table:style-name="ce8"/>
          <table:table-cell table:number-columns-repeated="7" table:style-name="ce4"/>
          <table:table-cell table:number-columns-repeated="16371"/>
        </table:table-row>
        <table:table-row table:style-name="ro1">
          <table:table-cell table:number-columns-repeated="6" table:style-name="ce4"/>
          <table:table-cell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style-name="ce4"/>
          <table:table-cell table:number-columns-repeated="16371"/>
        </table:table-row>
        <table:table-row table:style-name="ro2">
          <table:table-cell table:number-columns-repeated="6" table:style-name="ce4"/>
          <table:table-cell table:style-name="ce2"/>
          <table:table-cell table:number-columns-repeated="2" table:style-name="ce5"/>
          <table:table-cell table:style-name="ce2"/>
          <table:table-cell table:number-columns-repeated="2" table:style-name="ce5"/>
          <table:table-cell table:style-name="ce2"/>
          <table:table-cell table:number-columns-repeated="16371"/>
        </table:table-row>
        <table:table-row table:style-name="ro1">
          <table:table-cell table:number-columns-repeated="6" table:style-name="ce4"/>
          <table:table-cell table:number-columns-repeated="6" table:style-name="ce6"/>
          <table:table-cell table:style-name="ce4"/>
          <table:table-cell table:number-columns-repeated="16371"/>
        </table:table-row>
        <table:table-row table:number-rows-repeated="12" table:style-name="ro1">
          <table:table-cell table:number-columns-repeated="6" table:style-name="ce4"/>
          <table:table-cell table:style-name="ce7"/>
          <table:table-cell table:number-columns-repeated="2" table:style-name="ce8"/>
          <table:table-cell table:style-name="ce7"/>
          <table:table-cell table:number-columns-repeated="2" table:style-name="ce8"/>
          <table:table-cell table:style-name="ce4"/>
          <table:table-cell table:number-columns-repeated="16371"/>
        </table:table-row>
        <table:table-row table:number-rows-repeated="104853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Geneva" svg:font-family="Geneva"/>
    <style:font-face style:name="Geneva1" svg:font-family="Geneva1"/>
    <style:font-face style:name="Arial1" svg:font-family="Arial1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ndard_DIF1006-HTO-final" style:family="table-cell" style:data-style-name="N0">
      <style:table-cell-properties style:vertical-align="automatic" fo:background-color="transparent"/>
      <style:text-properties style:font-name="Geneva" style:font-name-asian="Geneva" style:font-name-complex="Geneva" fo:font-size="9pt" style:font-size-asian="9pt" style:font-size-complex="9pt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Xi, Bin</dc:creator>
    <meta:creation-date>2025-10-06T13:03:06Z</meta:creation-date>
    <dc:date>2025-10-08T15:15:57Z</dc:date>
    <meta:editing-cycles>6</meta:editing-cycles>
    <meta:editing-duration>PT0S</meta:editing-duration>
  </office:meta>
</office:document-meta>
</file>